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eeeeee" draw:textarea-horizontal-align="justify" draw:textarea-vertical-align="middle" draw:auto-grow-height="false" fo:min-height="0.828cm" fo:min-width="0.578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16.514cm"/>
    </style:style>
    <style:style style:name="P1" style:family="paragraph">
      <style:paragraph-properties fo:text-align="center"/>
    </style:style>
    <style:style style:name="P2" style:family="paragraph">
      <loext:graphic-properties draw:fill-color="#eeeeee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524cm" svg:height="1.524cm" svg:x="15.259cm" svg:y="2.87cm">
          <text:p text:style-name="P1">1</text:p>
          <text:p text:style-name="P1">-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524cm" svg:height="1.524cm" svg:x="18.542cm" svg:y="5.41cm">
          <text:p text:style-name="P1">3</text:p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524cm" svg:height="1.524cm" svg:x="11.83cm" svg:y="5.41cm">
          <text:p text:style-name="P1">2</text:p>
          <text:p text:style-name="P1">-9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524cm" svg:height="1.524cm" svg:x="10.017cm" svg:y="7.604cm">
          <text:p text:style-name="P1">4</text:p>
          <text:p text:style-name="P1">-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524cm" svg:height="1.524cm" svg:x="13.762cm" svg:y="7.604cm">
          <text:p text:style-name="P1">5</text:p>
          <text:p text:style-name="P1">-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524cm" svg:height="1.524cm" svg:x="16.883cm" svg:y="7.604cm">
          <text:p text:style-name="P1">6</text:p>
          <text:p text:style-name="P1">-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524cm" svg:height="1.524cm" svg:x="20.401cm" svg:y="7.604cm">
          <text:p text:style-name="P1">7</text:p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524cm" svg:height="1.524cm" svg:x="8.239cm" svg:y="9.636cm">
          <text:p text:style-name="P1">8</text:p>
          <text:p text:style-name="P1">-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524cm" svg:height="1.524cm" svg:x="6.661cm" svg:y="11.595cm">
          <text:p text:style-name="P1">9</text:p>
          <text:p text:style-name="P1">-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524cm" svg:height="1.524cm" svg:x="4.829cm" svg:y="13.654cm">
          <text:p text:style-name="P1">10</text:p>
          <text:p text:style-name="P1">-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5.605cm" svg:y1="4.175cm" svg:x2="13.192cm" svg:y2="5.699cm">
          <text:p/>
        </draw:line>
        <draw:line draw:style-name="gr2" draw:text-style-name="P3" draw:layer="layout" svg:x1="12.176cm" svg:y1="6.715cm" svg:x2="11.16cm" svg:y2="7.604cm">
          <text:p/>
        </draw:line>
        <draw:line draw:style-name="gr2" draw:text-style-name="P3" draw:layer="layout" svg:x1="10.271cm" svg:y1="9.001cm" svg:x2="9.509cm" svg:y2="9.763cm">
          <text:p/>
        </draw:line>
        <draw:line draw:style-name="gr2" draw:text-style-name="P3" draw:layer="layout" svg:x1="8.493cm" svg:y1="11.033cm" svg:x2="7.858cm" svg:y2="11.795cm">
          <text:p/>
        </draw:line>
        <draw:line draw:style-name="gr2" draw:text-style-name="P3" draw:layer="layout" svg:x1="6.842cm" svg:y1="12.938cm" svg:x2="5.953cm" svg:y2="13.827cm">
          <text:p/>
        </draw:line>
        <draw:line draw:style-name="gr2" draw:text-style-name="P3" draw:layer="layout" svg:x1="16.648cm" svg:y1="4.048cm" svg:x2="18.807cm" svg:y2="5.699cm">
          <text:p/>
        </draw:line>
        <draw:line draw:style-name="gr2" draw:text-style-name="P3" draw:layer="layout" svg:x1="13.092cm" svg:y1="6.742cm" svg:x2="13.981cm" svg:y2="7.758cm">
          <text:p/>
        </draw:line>
        <draw:line draw:style-name="gr2" draw:text-style-name="P3" draw:layer="layout" svg:x1="19.034cm" svg:y1="6.842cm" svg:x2="18.145cm" svg:y2="7.858cm">
          <text:p/>
        </draw:line>
        <draw:line draw:style-name="gr2" draw:text-style-name="P3" draw:layer="layout" svg:x1="19.923cm" svg:y1="6.615cm" svg:x2="20.939cm" svg:y2="7.758cm">
          <text:p/>
        </draw:line>
        <draw:frame draw:style-name="gr3" draw:text-style-name="P4" draw:layer="layout" svg:width="5.08cm" svg:height="16.764cm" svg:x="1.508cm" svg:y="0.981cm">
          <draw:text-box>
            <text:p>10</text:p>
            <text:p>1 2</text:p>
            <text:p>1 3</text:p>
            <text:p>2 4</text:p>
            <text:p>2 5</text:p>
            <text:p>3 6</text:p>
            <text:p>3 7</text:p>
            <text:p>4 8</text:p>
            <text:p>8 9</text:p>
            <text:p>10 9</text:p>
            <text:p>30</text:p>
            <text:p>add 1 -5</text:p>
            <text:p>add 2 -4</text:p>
            <text:p>add 3 6</text:p>
            <text:p>add 4 2</text:p>
            <text:p>add 5 4</text:p>
            <text:p>add 6 -3</text:p>
            <text:p>add 7 1</text:p>
            <text:p>add 8 -1</text:p>
            <text:p>add 9 -3</text:p>
            <text:p>add 10 5</text:p>
            <text:p>add 4 4</text:p>
            <text:p>max 8 1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HK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3-17T13:28:51.325134618</meta:creation-date>
    <dc:date>2021-03-17T19:28:13.871548704</dc:date>
    <meta:editing-duration>PT4M26S</meta:editing-duration>
    <meta:editing-cycles>4</meta:editing-cycles>
    <meta:generator>LibreOffice/5.1.6.2$Linux_X86_64 LibreOffice_project/10m0$Build-2</meta:generator>
    <meta:document-statistic meta:object-count="20"/>
  </office:meta>
</office:document-meta>
</file>